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"/>
    <style:style style:name="ce2" style:family="table-cell" style:parent-style-name="Default" style:data-style-name="N60"/>
    <style:style style:name="ce3" style:family="table-cell" style:parent-style-name="Default" style:data-style-name="N126"/>
  </office:automatic-styles>
  <office:body>
    <office:spreadsheet>
      <table:table table:name="pseudo-data errors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9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t</text:p>
          </table:table-cell>
          <table:table-cell office:value-type="percentage" office:value="-0.077782" calcext:value-type="percentage">
            <text:p>-7.78%</text:p>
          </table:table-cell>
          <table:table-cell office:value-type="percentage" office:value="0.0787381" calcext:value-type="percentage">
            <text:p>7.87%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Rel. Uncertainty / \%\\\h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aunu</text:p>
          </table:table-cell>
          <table:table-cell office:value-type="percentage" office:value="0.00235998" calcext:value-type="percentage">
            <text:p>0.24%</text:p>
          </table:table-cell>
          <table:table-cell office:value-type="percentage" office:value="0.00253246" calcext:value-type="percentage">
            <text:p>0.25%</text:p>
          </table:table-cell>
          <table:table-cell table:formula="of:=SQRT(SUMSQ([.B2:.B7]))" office:value-type="percentage" office:value="0.00734109104675184" calcext:value-type="percentage">
            <text:p>0.73%</text:p>
          </table:table-cell>
          <table:table-cell table:formula="of:=SQRT(SUMSQ([.C2:.C7]))" office:value-type="percentage" office:value="0.0110388253304869" calcext:value-type="percentage">
            <text:p>1.10%</text:p>
          </table:table-cell>
          <table:table-cell table:number-columns-repeated="6"/>
          <table:table-cell office:value-type="string" calcext:value-type="string">
            <text:p>Statisic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{}_{-</text:p>
          </table:table-cell>
          <table:table-cell table:formula="of:=SQRT([.B1]^2-SUMSQ([.D2:.D22]))*100" office:value-type="float" office:value="5.65503105788774" calcext:value-type="float">
            <text:p>5.7</text:p>
          </table:table-cell>
          <table:table-cell office:value-type="string" calcext:value-type="string">
            <text:p>}^{+</text:p>
          </table:table-cell>
          <table:table-cell table:style-name="ce3" table:formula="of:=SQRT([.C1]^2-SUMSQ([.E2:.E22]))*100" office:value-type="float" office:value="5.43156492204724" calcext:value-type="float">
            <text:p>5.4</text:p>
          </table:table-cell>
          <table:table-cell office:value-type="string" calcext:value-type="string">
            <text:p>}$\\[1ex]</text:p>
          </table:table-cell>
          <table:table-cell/>
        </table:table-row>
        <table:table-row table:style-name="ro1">
          <table:table-cell office:value-type="string" calcext:value-type="string">
            <text:p>D*taunu</text:p>
          </table:table-cell>
          <table:table-cell office:value-type="percentage" office:value="0.00184692" calcext:value-type="percentage">
            <text:p>0.18%</text:p>
          </table:table-cell>
          <table:table-cell office:value-type="percentage" office:value="0.004393" calcext:value-type="percentage">
            <text:p>0.44%</text:p>
          </table:table-cell>
          <table:table-cell table:number-columns-repeated="8"/>
          <table:table-cell office:value-type="string" calcext:value-type="string">
            <text:p>had Tag.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{}_{-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}^{+</text:p>
          </table:table-cell>
          <table:table-cell table:style-name="ce3" office:value-type="float" office:value="4.3" calcext:value-type="float">
            <text:p>4.3</text:p>
          </table:table-cell>
          <table:table-cell office:value-type="string" calcext:value-type="string">
            <text:p>}$\\[1ex]</text:p>
          </table:table-cell>
          <table:table-cell/>
        </table:table-row>
        <table:table-row table:style-name="ro1">
          <table:table-cell office:value-type="string" calcext:value-type="string">
            <text:p>D1taunu</text:p>
          </table:table-cell>
          <table:table-cell office:value-type="percentage" office:value="0.00172905" calcext:value-type="percentage">
            <text:p>0.17%</text:p>
          </table:table-cell>
          <table:table-cell office:value-type="percentage" office:value="0.0031257" calcext:value-type="percentage">
            <text:p>0.31%</text:p>
          </table:table-cell>
          <table:table-cell table:number-columns-repeated="8"/>
          <table:table-cell office:value-type="string" calcext:value-type="string">
            <text:p>PI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{}_{-</text:p>
          </table:table-cell>
          <table:table-cell table:formula="of:=[.D18]*100" office:value-type="float" office:value="2.85428568971591" calcext:value-type="float">
            <text:p>2.9</text:p>
          </table:table-cell>
          <table:table-cell office:value-type="string" calcext:value-type="string">
            <text:p>}^{+</text:p>
          </table:table-cell>
          <table:table-cell table:style-name="ce3" table:formula="of:=[.E18]*100" office:value-type="float" office:value="3.06293302753113" calcext:value-type="float">
            <text:p>3.1</text:p>
          </table:table-cell>
          <table:table-cell office:value-type="string" calcext:value-type="string">
            <text:p>}$\\[1ex]</text:p>
          </table:table-cell>
          <table:table-cell/>
        </table:table-row>
        <table:table-row table:style-name="ro1">
          <table:table-cell office:value-type="string" calcext:value-type="string">
            <text:p>D2*taunu</text:p>
          </table:table-cell>
          <table:table-cell office:value-type="percentage" office:value="0.00112685" calcext:value-type="percentage">
            <text:p>0.11%</text:p>
          </table:table-cell>
          <table:table-cell office:value-type="percentage" office:value="0.00394572" calcext:value-type="percentage">
            <text:p>0.39%</text:p>
          </table:table-cell>
          <table:table-cell table:number-columns-repeated="8"/>
          <table:table-cell office:value-type="string" calcext:value-type="string">
            <text:p>$\br{\bxctaunu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{}_{-</text:p>
          </table:table-cell>
          <table:table-cell table:formula="of:=[.D2]*100" office:value-type="float" office:value="0.734109104675184" calcext:value-type="float">
            <text:p>0.7</text:p>
          </table:table-cell>
          <table:table-cell office:value-type="string" calcext:value-type="string">
            <text:p>}^{+</text:p>
          </table:table-cell>
          <table:table-cell table:style-name="ce3" table:formula="of:=[.E2]*100" office:value-type="float" office:value="1.10388253304869" calcext:value-type="float">
            <text:p>1.1</text:p>
          </table:table-cell>
          <table:table-cell office:value-type="string" calcext:value-type="string">
            <text:p>}$\\[1ex]</text:p>
          </table:table-cell>
          <table:table-cell/>
        </table:table-row>
        <table:table-row table:style-name="ro1">
          <table:table-cell office:value-type="string" calcext:value-type="string">
            <text:p>D*0taunu</text:p>
          </table:table-cell>
          <table:table-cell office:value-type="percentage" office:value="0.00205185" calcext:value-type="percentage">
            <text:p>0.21%</text:p>
          </table:table-cell>
          <table:table-cell office:value-type="percentage" office:value="0.00289823" calcext:value-type="percentage">
            <text:p>0.29%</text:p>
          </table:table-cell>
          <table:table-cell table:number-columns-repeated="8"/>
          <table:table-cell office:value-type="string" calcext:value-type="string">
            <text:p>$\br{\bDlnu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{}_{-</text:p>
          </table:table-cell>
          <table:table-cell table:formula="of:=[.D8]*100" office:value-type="float" office:value="1.84681851790072" calcext:value-type="float">
            <text:p>1.8</text:p>
          </table:table-cell>
          <table:table-cell office:value-type="string" calcext:value-type="string">
            <text:p>}^{+</text:p>
          </table:table-cell>
          <table:table-cell table:style-name="ce3" table:formula="of:=[.E8]*100" office:value-type="float" office:value="1.88335116763417" calcext:value-type="float">
            <text:p>1.9</text:p>
          </table:table-cell>
          <table:table-cell office:value-type="string" calcext:value-type="string">
            <text:p>}$\\[1ex]</text:p>
          </table:table-cell>
          <table:table-cell/>
        </table:table-row>
        <table:table-row table:style-name="ro1">
          <table:table-cell office:value-type="string" calcext:value-type="string">
            <text:p>Dp1taunu</text:p>
          </table:table-cell>
          <table:table-cell office:value-type="percentage" office:value="0.00603668" calcext:value-type="percentage">
            <text:p>0.60%</text:p>
          </table:table-cell>
          <table:table-cell office:value-type="percentage" office:value="0.00789971" calcext:value-type="percentage">
            <text:p>0.79%</text:p>
          </table:table-cell>
          <table:table-cell table:number-columns-repeated="8"/>
          <table:table-cell office:value-type="string" calcext:value-type="string">
            <text:p>$\br{B\to D^{**}\ell\nu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{}_{-</text:p>
          </table:table-cell>
          <table:table-cell table:formula="of:=[.D10]*100" office:value-type="float" office:value="3.98174154901822" calcext:value-type="float">
            <text:p>4.0</text:p>
          </table:table-cell>
          <table:table-cell office:value-type="string" calcext:value-type="string">
            <text:p>}^{+</text:p>
          </table:table-cell>
          <table:table-cell table:style-name="ce3" table:formula="of:=[.E10]*100" office:value-type="float" office:value="4.19050523547746" calcext:value-type="float">
            <text:p>4.2</text:p>
          </table:table-cell>
          <table:table-cell office:value-type="string" calcext:value-type="string">
            <text:p>}$\\[1ex]</text:p>
          </table:table-cell>
          <table:table-cell/>
        </table:table-row>
        <table:table-row table:style-name="ro1">
          <table:table-cell office:value-type="string" calcext:value-type="string">
            <text:p>BDlnu</text:p>
          </table:table-cell>
          <table:table-cell office:value-type="percentage" office:value="0.00867619" calcext:value-type="percentage">
            <text:p>0.87%</text:p>
          </table:table-cell>
          <table:table-cell office:value-type="percentage" office:value="0.00995527" calcext:value-type="percentage">
            <text:p>1.00%</text:p>
          </table:table-cell>
          <table:table-cell table:formula="of:=SQRT(SUMSQ([.B8:.B9]))" office:value-type="percentage" office:value="0.0184681851790072" calcext:value-type="percentage">
            <text:p>1.85%</text:p>
          </table:table-cell>
          <table:table-cell table:formula="of:=SQRT(SUMSQ([.C8:.C9]))" office:value-type="percentage" office:value="0.0188335116763417" calcext:value-type="percentage">
            <text:p>1.88%</text:p>
          </table:table-cell>
          <table:table-cell table:number-columns-repeated="11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BD*lnu</text:p>
          </table:table-cell>
          <table:table-cell office:value-type="percentage" office:value="0.0163033" calcext:value-type="percentage">
            <text:p>1.63%</text:p>
          </table:table-cell>
          <table:table-cell office:value-type="percentage" office:value="0.0159873" calcext:value-type="percentage">
            <text:p>1.60%</text:p>
          </table:table-cell>
          <table:table-cell table:number-columns-repeated="8"/>
          <table:table-cell office:value-type="string" calcext:value-type="string">
            <text:p>$B\to D^{(*)}\ell\nu$ shap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{}_{-</text:p>
          </table:table-cell>
          <table:table-cell table:formula="of:=[.D22]*100" office:value-type="float" office:value="0.755083834419729" calcext:value-type="float">
            <text:p>0.8</text:p>
          </table:table-cell>
          <table:table-cell office:value-type="string" calcext:value-type="string">
            <text:p>}^{+</text:p>
          </table:table-cell>
          <table:table-cell table:style-name="ce3" table:formula="of:=[.E22]*100" office:value-type="float" office:value="0.887426214725484" calcext:value-type="float">
            <text:p>0.9</text:p>
          </table:table-cell>
          <table:table-cell office:value-type="string" calcext:value-type="string">
            <text:p>}$\\[1ex]</text:p>
          </table:table-cell>
          <table:table-cell/>
        </table:table-row>
        <table:table-row table:style-name="ro1">
          <table:table-cell office:value-type="string" calcext:value-type="string">
            <text:p>D1lnu</text:p>
          </table:table-cell>
          <table:table-cell office:value-type="percentage" office:value="0.0220492" calcext:value-type="percentage">
            <text:p>2.20%</text:p>
          </table:table-cell>
          <table:table-cell office:value-type="percentage" office:value="0.0234511" calcext:value-type="percentage">
            <text:p>2.35%</text:p>
          </table:table-cell>
          <table:table-cell table:formula="of:=SQRT(SUMSQ([.B10:.B17]))" office:value-type="percentage" office:value="0.0398174154901822" calcext:value-type="percentage">
            <text:p>3.98%</text:p>
          </table:table-cell>
          <table:table-cell table:formula="of:=SQRT(SUMSQ([.C10:.C17]))" office:value-type="percentage" office:value="0.0419050523547746" calcext:value-type="percentage">
            <text:p>4.19%</text:p>
          </table:table-cell>
          <table:table-cell table:number-columns-repeated="6"/>
          <table:table-cell office:value-type="string" calcext:value-type="string">
            <text:p>$B\to\Dss\ell\nu$ shap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{}_{-</text:p>
          </table:table-cell>
          <table:table-cell table:formula="of:=[.D26]*100" office:value-type="float" office:value="0.52000847149061" calcext:value-type="float">
            <text:p>0.5</text:p>
          </table:table-cell>
          <table:table-cell office:value-type="string" calcext:value-type="string">
            <text:p>}^{+</text:p>
          </table:table-cell>
          <table:table-cell table:style-name="ce3" table:formula="of:=[.E26]*100" office:value-type="float" office:value="0.666412015877565" calcext:value-type="float">
            <text:p>0.7</text:p>
          </table:table-cell>
          <table:table-cell office:value-type="string" calcext:value-type="string">
            <text:p>}$\\[1ex]\hline\hline</text:p>
          </table:table-cell>
          <table:table-cell office:value-type="string" calcext:value-type="string">
            <text:p>\\[-1ex]</text:p>
          </table:table-cell>
        </table:table-row>
        <table:table-row table:style-name="ro1">
          <table:table-cell office:value-type="string" calcext:value-type="string">
            <text:p>D2*lnu</text:p>
          </table:table-cell>
          <table:table-cell office:value-type="percentage" office:value="0.00231295" calcext:value-type="percentage">
            <text:p>0.23%</text:p>
          </table:table-cell>
          <table:table-cell office:value-type="percentage" office:value="0.00439246" calcext:value-type="percentage">
            <text:p>0.44%</text:p>
          </table:table-cell>
          <table:table-cell table:number-columns-repeated="8"/>
          <table:table-cell office:value-type="string" calcext:value-type="string">
            <text:p>Total systematic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{}_{-</text:p>
          </table:table-cell>
          <table:table-cell table:formula="of:=SQRT(SUMSQ([.O3:.O10]))" office:value-type="float" office:value="6.87614919738854" calcext:value-type="float">
            <text:p>6.9</text:p>
          </table:table-cell>
          <table:table-cell office:value-type="string" calcext:value-type="string">
            <text:p>}^{+</text:p>
          </table:table-cell>
          <table:table-cell table:style-name="ce3" table:formula="of:=SQRT(SUMSQ([.Q3:.Q10]))" office:value-type="float" office:value="7.17140790839512" calcext:value-type="float">
            <text:p>7.2</text:p>
          </table:table-cell>
          <table:table-cell office:value-type="string" calcext:value-type="string">
            <text:p>}$\\[1ex]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string" calcext:value-type="string">
            <text:p>D*0lnu</text:p>
          </table:table-cell>
          <table:table-cell office:value-type="percentage" office:value="0.021796" calcext:value-type="percentage">
            <text:p>2.18%</text:p>
          </table:table-cell>
          <table:table-cell office:value-type="percentage" office:value="0.0228136" calcext:value-type="percentage">
            <text:p>2.28%</text:p>
          </table:table-cell>
          <table:table-cell table:number-columns-repeated="8"/>
          <table:table-cell office:value-type="string" calcext:value-type="string">
            <text:p>Total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{}_{-</text:p>
          </table:table-cell>
          <table:table-cell table:formula="of:=SQRT(SUMSQ([.O2];[.O11]))" office:value-type="float" office:value="8.9028537026294" calcext:value-type="float">
            <text:p>8.9</text:p>
          </table:table-cell>
          <table:table-cell office:value-type="string" calcext:value-type="string">
            <text:p>}^{+</text:p>
          </table:table-cell>
          <table:table-cell table:style-name="ce3" table:formula="of:=SQRT(SUMSQ([.Q2];[.Q11]))" office:value-type="float" office:value="8.99616523253136" calcext:value-type="float">
            <text:p>9.0</text:p>
          </table:table-cell>
          <table:table-cell office:value-type="string" calcext:value-type="string">
            <text:p>}[1ex]</text:p>
          </table:table-cell>
          <table:table-cell office:value-type="string" calcext:value-type="string">
            <text:p>\hline\hline</text:p>
          </table:table-cell>
        </table:table-row>
        <table:table-row table:style-name="ro1">
          <table:table-cell office:value-type="string" calcext:value-type="string">
            <text:p>Dp1lnu</text:p>
          </table:table-cell>
          <table:table-cell office:value-type="percentage" office:value="0.00320108" calcext:value-type="percentage">
            <text:p>0.32%</text:p>
          </table:table-cell>
          <table:table-cell office:value-type="percentage" office:value="0.00497312" calcext:value-type="percentage">
            <text:p>0.50%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pilnu</text:p>
          </table:table-cell>
          <table:table-cell office:value-type="percentage" office:value="0.00742258" calcext:value-type="percentage">
            <text:p>0.74%</text:p>
          </table:table-cell>
          <table:table-cell office:value-type="percentage" office:value="0.00797848" calcext:value-type="percentage">
            <text:p>0.80%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style-name="Default" table:formula="of:=[.O1]" office:value-type="string" office:string-value="Rel. Uncertainty / \%\\\hline" calcext:value-type="string">
            <text:p>Rel. Uncertainty / \%\\\h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*pilnu</text:p>
          </table:table-cell>
          <table:table-cell office:value-type="percentage" office:value="0.0183413" calcext:value-type="percentage">
            <text:p>1.83%</text:p>
          </table:table-cell>
          <table:table-cell office:value-type="percentage" office:value="0.0178267" calcext:value-type="percentage">
            <text:p>1.78%</text:p>
          </table:table-cell>
          <table:table-cell table:number-columns-repeated="8"/>
          <table:table-cell office:value-type="string" calcext:value-type="string">
            <text:p>Statisic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pm</text:p>
          </table:table-cell>
          <table:table-cell table:formula="of:=AVERAGE([.O2];[.Q2])" office:value-type="float" office:value="5.54329798996749" calcext:value-type="float">
            <text:p>5.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[1ex]\h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Slnu</text:p>
          </table:table-cell>
          <table:table-cell office:value-type="percentage" office:value="0.0115882" calcext:value-type="percentage">
            <text:p>1.16%</text:p>
          </table:table-cell>
          <table:table-cell office:value-type="percentage" office:value="0.0118203" calcext:value-type="percentage">
            <text:p>1.18%</text:p>
          </table:table-cell>
          <table:table-cell table:number-columns-repeated="8"/>
          <table:table-cell office:value-type="string" calcext:value-type="string">
            <text:p>tagging</text:p>
          </table:table-cell>
          <table:table-cell table:formula="of:=[.N1]" office:value-type="string" office:string-value="&amp;" calcext:value-type="string">
            <text:p>&amp;</text:p>
          </table:table-cell>
          <table:table-cell office:value-type="string" calcext:value-type="string">
            <text:p>$\pm</text:p>
          </table:table-cell>
          <table:table-cell table:formula="of:=AVERAGE([.O3];[.Q3])" office:value-type="float" office:value="4.3" calcext:value-type="float">
            <text:p>4.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*2Slnu</text:p>
          </table:table-cell>
          <table:table-cell office:value-type="percentage" office:value="0.00910015" calcext:value-type="percentage">
            <text:p>0.91%</text:p>
          </table:table-cell>
          <table:table-cell office:value-type="percentage" office:value="0.0109739" calcext:value-type="percentage">
            <text:p>1.10%</text:p>
          </table:table-cell>
          <table:table-cell table:number-columns-repeated="8"/>
          <table:table-cell office:value-type="string" calcext:value-type="string">
            <text:p>PI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pm</text:p>
          </table:table-cell>
          <table:table-cell table:formula="of:=AVERAGE([.O4];[.Q4])" office:value-type="float" office:value="2.95860935862352" calcext:value-type="float">
            <text:p>3.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[1ex]</text:p>
          </table:table-cell>
          <table:table-cell/>
        </table:table-row>
        <table:table-row table:style-name="ro1">
          <table:table-cell office:value-type="string" calcext:value-type="string">
            <text:p>FakeElec</text:p>
          </table:table-cell>
          <table:table-cell office:value-type="percentage" office:value="0.00114084" calcext:value-type="percentage">
            <text:p>0.11%</text:p>
          </table:table-cell>
          <table:table-cell office:value-type="percentage" office:value="0.00413175" calcext:value-type="percentage">
            <text:p>0.41%</text:p>
          </table:table-cell>
          <table:table-cell table:formula="of:=SQRT(SUMSQ([.B18:.B21]))" office:value-type="percentage" office:value="0.028542856897159" calcext:value-type="percentage">
            <text:p>2.85%</text:p>
          </table:table-cell>
          <table:table-cell table:formula="of:=SQRT(SUMSQ([.C18:.C21]))" office:value-type="percentage" office:value="0.0306293302753113" calcext:value-type="percentage">
            <text:p>3.06%</text:p>
          </table:table-cell>
          <table:table-cell table:number-columns-repeated="6"/>
          <table:table-cell office:value-type="string" calcext:value-type="string">
            <text:p>$\br{\bxctaunu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pm</text:p>
          </table:table-cell>
          <table:table-cell table:formula="of:=AVERAGE([.O5];[.Q5])" office:value-type="float" office:value="0.918995818861939" calcext:value-type="float">
            <text:p>0.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[1ex]</text:p>
          </table:table-cell>
          <table:table-cell/>
        </table:table-row>
        <table:table-row table:style-name="ro1">
          <table:table-cell office:value-type="string" calcext:value-type="string">
            <text:p>EffElec</text:p>
          </table:table-cell>
          <table:table-cell office:value-type="percentage" office:value="0.0208397" calcext:value-type="percentage">
            <text:p>2.08%</text:p>
          </table:table-cell>
          <table:table-cell office:value-type="percentage" office:value="0.022077" calcext:value-type="percentage">
            <text:p>2.21%</text:p>
          </table:table-cell>
          <table:table-cell table:number-columns-repeated="8"/>
          <table:table-cell office:value-type="string" calcext:value-type="string">
            <text:p>$\br{\bDlnu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pm</text:p>
          </table:table-cell>
          <table:table-cell table:formula="of:=AVERAGE([.O6];[.Q6])" office:value-type="float" office:value="1.86508484276744" calcext:value-type="float">
            <text:p>1.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[1ex]</text:p>
          </table:table-cell>
          <table:table-cell/>
        </table:table-row>
        <table:table-row table:style-name="ro1">
          <table:table-cell office:value-type="string" calcext:value-type="string">
            <text:p>FakeMuon</text:p>
          </table:table-cell>
          <table:table-cell office:value-type="percentage" office:value="0.00106031" calcext:value-type="percentage">
            <text:p>0.11%</text:p>
          </table:table-cell>
          <table:table-cell office:value-type="percentage" office:value="0.00379304" calcext:value-type="percentage">
            <text:p>0.38%</text:p>
          </table:table-cell>
          <table:table-cell table:number-columns-repeated="8"/>
          <table:table-cell office:value-type="string" calcext:value-type="string">
            <text:p>$\br{B\to D^{**}\ell\nu}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pm</text:p>
          </table:table-cell>
          <table:table-cell table:formula="of:=AVERAGE([.O7];[.Q7])" office:value-type="float" office:value="4.08612339224784" calcext:value-type="float">
            <text:p>4.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[1ex]</text:p>
          </table:table-cell>
          <table:table-cell/>
        </table:table-row>
        <table:table-row table:style-name="ro1">
          <table:table-cell office:value-type="string" calcext:value-type="string">
            <text:p>EffMuon</text:p>
          </table:table-cell>
          <table:table-cell office:value-type="percentage" office:value="0.0194416" calcext:value-type="percentage">
            <text:p>1.94%</text:p>
          </table:table-cell>
          <table:table-cell office:value-type="percentage" office:value="0.0204769" calcext:value-type="percentage">
            <text:p>2.05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_rho2</text:p>
          </table:table-cell>
          <table:table-cell office:value-type="percentage" office:value="0.00634819" calcext:value-type="percentage">
            <text:p>0.63%</text:p>
          </table:table-cell>
          <table:table-cell office:value-type="percentage" office:value="0.00771165" calcext:value-type="percentage">
            <text:p>0.77%</text:p>
          </table:table-cell>
          <table:table-cell table:formula="of:=SQRT(SUMSQ([.B22:.B25]))" office:value-type="percentage" office:value="0.00755083834419729" calcext:value-type="percentage">
            <text:p>0.76%</text:p>
          </table:table-cell>
          <table:table-cell table:formula="of:=SQRT(SUMSQ([.C22:.C25]))" office:value-type="percentage" office:value="0.00887426214725484" calcext:value-type="percentage">
            <text:p>0.89%</text:p>
          </table:table-cell>
          <table:table-cell table:number-columns-repeated="6"/>
          <table:table-cell office:value-type="string" calcext:value-type="string">
            <text:p>$B\to D^{(*)}\ell\nu$ shap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pm</text:p>
          </table:table-cell>
          <table:table-cell table:formula="of:=AVERAGE([.O9];[.Q9])" office:value-type="float" office:value="0.821255024572606" calcext:value-type="float">
            <text:p>0.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[1ex]</text:p>
          </table:table-cell>
          <table:table-cell/>
        </table:table-row>
        <table:table-row table:style-name="ro1">
          <table:table-cell office:value-type="string" calcext:value-type="string">
            <text:p>D*_FF1</text:p>
          </table:table-cell>
          <table:table-cell office:value-type="percentage" office:value="0.00236511" calcext:value-type="percentage">
            <text:p>0.24%</text:p>
          </table:table-cell>
          <table:table-cell office:value-type="percentage" office:value="0.00253048" calcext:value-type="percentage">
            <text:p>0.25%</text:p>
          </table:table-cell>
          <table:table-cell table:number-columns-repeated="8"/>
          <table:table-cell office:value-type="string" calcext:value-type="string">
            <text:p>$B\to\Dss\ell\nu$ shap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pm</text:p>
          </table:table-cell>
          <table:table-cell table:formula="of:=AVERAGE([.O10];[.Q10])" office:value-type="float" office:value="0.593210243684087" calcext:value-type="float">
            <text:p>0.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[1ex]</text:p>
          </table:table-cell>
          <table:table-cell/>
        </table:table-row>
        <table:table-row table:style-name="ro1">
          <table:table-cell office:value-type="string" calcext:value-type="string">
            <text:p>D*_FF2</text:p>
          </table:table-cell>
          <table:table-cell office:value-type="percentage" office:value="0.00235264" calcext:value-type="percentage">
            <text:p>0.24%</text:p>
          </table:table-cell>
          <table:table-cell office:value-type="percentage" office:value="0.00254338" calcext:value-type="percentage">
            <text:p>0.25%</text:p>
          </table:table-cell>
          <table:table-cell table:number-columns-repeated="8"/>
          <table:table-cell office:value-type="string" calcext:value-type="string">
            <text:p>Total systematic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pm</text:p>
          </table:table-cell>
          <table:table-cell table:formula="of:=AVERAGE([.O11];[.Q11])" office:value-type="float" office:value="7.02377855289183" calcext:value-type="float">
            <text:p>7.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[1ex]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string" calcext:value-type="string">
            <text:p>D*_FF3</text:p>
          </table:table-cell>
          <table:table-cell office:value-type="percentage" office:value="0.00236368" calcext:value-type="percentage">
            <text:p>0.24%</text:p>
          </table:table-cell>
          <table:table-cell office:value-type="percentage" office:value="0.00253197" calcext:value-type="percentage">
            <text:p>0.25%</text:p>
          </table:table-cell>
          <table:table-cell table:number-columns-repeated="8"/>
          <table:table-cell office:value-type="string" calcext:value-type="string">
            <text:p>Total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\pm</text:p>
          </table:table-cell>
          <table:table-cell table:formula="of:=AVERAGE([.O12];[.Q12])" office:value-type="float" office:value="8.94950946758038" calcext:value-type="float">
            <text:p>8.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[1ex]</text:p>
          </table:table-cell>
          <table:table-cell office:value-type="string" calcext:value-type="string">
            <text:p>\hline\hline</text:p>
          </table:table-cell>
        </table:table-row>
        <table:table-row table:style-name="ro1">
          <table:table-cell office:value-type="string" calcext:value-type="string">
            <text:p>D1_tau</text:p>
          </table:table-cell>
          <table:table-cell office:value-type="percentage" office:value="0.00191748" calcext:value-type="percentage">
            <text:p>0.19%</text:p>
          </table:table-cell>
          <table:table-cell office:value-type="percentage" office:value="0.00281766" calcext:value-type="percentage">
            <text:p>0.28%</text:p>
          </table:table-cell>
          <table:table-cell table:formula="of:=SQRT(SUMSQ([.B26:.B34]))" office:value-type="percentage" office:value="0.0052000847149061" calcext:value-type="percentage">
            <text:p>0.52%</text:p>
          </table:table-cell>
          <table:table-cell table:formula="of:=SQRT(SUMSQ([.C26:.C34]))" office:value-type="percentage" office:value="0.00666412015877565" calcext:value-type="percentage">
            <text:p>0.67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1_eta</text:p>
          </table:table-cell>
          <table:table-cell office:value-type="percentage" office:value="0.00209169" calcext:value-type="percentage">
            <text:p>0.21%</text:p>
          </table:table-cell>
          <table:table-cell office:value-type="percentage" office:value="0.0027214" calcext:value-type="percentage">
            <text:p>0.27%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1_B12</text:p>
          </table:table-cell>
          <table:table-cell office:value-type="percentage" office:value="0.00228728" calcext:value-type="percentage">
            <text:p>0.23%</text:p>
          </table:table-cell>
          <table:table-cell office:value-type="percentage" office:value="0.00257929" calcext:value-type="percentage">
            <text:p>0.26%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2_tau</text:p>
          </table:table-cell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2_eta</text:p>
          </table:table-cell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2_B12</text:p>
          </table:table-cell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1'_tau</text:p>
          </table:table-cell>
          <table:table-cell office:value-type="percentage" office:value="0.00165324" calcext:value-type="percentage">
            <text:p>0.17%</text:p>
          </table:table-cell>
          <table:table-cell office:value-type="percentage" office:value="0.00306977" calcext:value-type="percentage">
            <text:p>0.31%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1'_eta</text:p>
          </table:table-cell>
          <table:table-cell office:value-type="percentage" office:value="0.00234346" calcext:value-type="percentage">
            <text:p>0.23%</text:p>
          </table:table-cell>
          <table:table-cell office:value-type="percentage" office:value="0.00255372" calcext:value-type="percentage">
            <text:p>0.26%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1'_B12</text:p>
          </table:table-cell>
          <table:table-cell office:value-type="percentage" office:value="0.00235209" calcext:value-type="percentage">
            <text:p>0.24%</text:p>
          </table:table-cell>
          <table:table-cell office:value-type="percentage" office:value="0.00254314" calcext:value-type="percentage">
            <text:p>0.25%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style-name="Default" table:number-columns-repeated="2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2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/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number-columns-repeated="9"/>
          <table:table-cell table:style-name="Default"/>
          <table:table-cell table:number-columns-repeated="4"/>
        </table:table-row>
      </table:table>
      <table:table table:name="mm2 seitenband fi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taunu</text:p>
          </table:table-cell>
          <table:table-cell office:value-type="float" office:value="-0.0125632" calcext:value-type="float">
            <text:p>-0.0125632</text:p>
          </table:table-cell>
          <table:table-cell office:value-type="float" office:value="1.00034" calcext:value-type="float">
            <text:p>1.00034</text:p>
          </table:table-cell>
        </table:table-row>
        <table:table-row table:style-name="ro1">
          <table:table-cell office:value-type="string" calcext:value-type="string">
            <text:p>D*taunu</text:p>
          </table:table-cell>
          <table:table-cell office:value-type="float" office:value="0.0356966" calcext:value-type="float">
            <text:p>0.0356966</text:p>
          </table:table-cell>
          <table:table-cell office:value-type="float" office:value="0.997058" calcext:value-type="float">
            <text:p>0.997058</text:p>
          </table:table-cell>
        </table:table-row>
        <table:table-row table:style-name="ro1">
          <table:table-cell office:value-type="string" calcext:value-type="string">
            <text:p>D1taunu</text:p>
          </table:table-cell>
          <table:table-cell office:value-type="float" office:value="-0.0158385" calcext:value-type="float">
            <text:p>-0.0158385</text:p>
          </table:table-cell>
          <table:table-cell office:value-type="float" office:value="1.00036" calcext:value-type="float">
            <text:p>1.00036</text:p>
          </table:table-cell>
        </table:table-row>
        <table:table-row table:style-name="ro1">
          <table:table-cell office:value-type="string" calcext:value-type="string">
            <text:p>D2*taunu</text:p>
          </table:table-cell>
          <table:table-cell office:value-type="float" office:value="-0.0108917" calcext:value-type="float">
            <text:p>-0.0108917</text:p>
          </table:table-cell>
          <table:table-cell office:value-type="float" office:value="1.00015" calcext:value-type="float">
            <text:p>1.00015</text:p>
          </table:table-cell>
        </table:table-row>
        <table:table-row table:style-name="ro1">
          <table:table-cell office:value-type="string" calcext:value-type="string">
            <text:p>D*0taunu</text:p>
          </table:table-cell>
          <table:table-cell office:value-type="float" office:value="-0.0419565" calcext:value-type="float">
            <text:p>-0.0419565</text:p>
          </table:table-cell>
          <table:table-cell office:value-type="float" office:value="1.00088" calcext:value-type="float">
            <text:p>1.00088</text:p>
          </table:table-cell>
        </table:table-row>
        <table:table-row table:style-name="ro1">
          <table:table-cell office:value-type="string" calcext:value-type="string">
            <text:p>Dp1taunu</text:p>
          </table:table-cell>
          <table:table-cell office:value-type="float" office:value="0.0106803" calcext:value-type="float">
            <text:p>0.0106803</text:p>
          </table:table-cell>
          <table:table-cell office:value-type="float" office:value="0.999693" calcext:value-type="float">
            <text:p>0.999693</text:p>
          </table:table-cell>
        </table:table-row>
        <table:table-row table:style-name="ro1">
          <table:table-cell office:value-type="string" calcext:value-type="string">
            <text:p>BDlnu</text:p>
          </table:table-cell>
          <table:table-cell office:value-type="float" office:value="-0.161058" calcext:value-type="float">
            <text:p>-0.161058</text:p>
          </table:table-cell>
          <table:table-cell office:value-type="float" office:value="1.00077" calcext:value-type="float">
            <text:p>1.00077</text:p>
          </table:table-cell>
        </table:table-row>
        <table:table-row table:style-name="ro1">
          <table:table-cell office:value-type="string" calcext:value-type="string">
            <text:p>BD*lnu</text:p>
          </table:table-cell>
          <table:table-cell office:value-type="float" office:value="0.435577" calcext:value-type="float">
            <text:p>0.435577</text:p>
          </table:table-cell>
          <table:table-cell office:value-type="float" office:value="0.987516" calcext:value-type="float">
            <text:p>0.987516</text:p>
          </table:table-cell>
        </table:table-row>
        <table:table-row table:style-name="ro1">
          <table:table-cell office:value-type="string" calcext:value-type="string">
            <text:p>D1lnu</text:p>
          </table:table-cell>
          <table:table-cell office:value-type="float" office:value="-0.876329" calcext:value-type="float">
            <text:p>-0.876329</text:p>
          </table:table-cell>
          <table:table-cell office:value-type="float" office:value="1.01018" calcext:value-type="float">
            <text:p>1.01018</text:p>
          </table:table-cell>
        </table:table-row>
        <table:table-row table:style-name="ro1">
          <table:table-cell office:value-type="string" calcext:value-type="string">
            <text:p>D2*lnu</text:p>
          </table:table-cell>
          <table:table-cell office:value-type="float" office:value="-0.226274" calcext:value-type="float">
            <text:p>-0.226274</text:p>
          </table:table-cell>
          <table:table-cell office:value-type="float" office:value="1.00024" calcext:value-type="float">
            <text:p>1.00024</text:p>
          </table:table-cell>
        </table:table-row>
        <table:table-row table:style-name="ro1">
          <table:table-cell office:value-type="string" calcext:value-type="string">
            <text:p>D*0lnu</text:p>
          </table:table-cell>
          <table:table-cell office:value-type="float" office:value="-0.459105" calcext:value-type="float">
            <text:p>-0.459105</text:p>
          </table:table-cell>
          <table:table-cell office:value-type="float" office:value="1.01189" calcext:value-type="float">
            <text:p>1.01189</text:p>
          </table:table-cell>
        </table:table-row>
        <table:table-row table:style-name="ro1">
          <table:table-cell office:value-type="string" calcext:value-type="string">
            <text:p>Dp1lnu</text:p>
          </table:table-cell>
          <table:table-cell office:value-type="float" office:value="-0.120607" calcext:value-type="float">
            <text:p>-0.120607</text:p>
          </table:table-cell>
          <table:table-cell office:value-type="float" office:value="1.0007" calcext:value-type="float">
            <text:p>1.0007</text:p>
          </table:table-cell>
        </table:table-row>
        <table:table-row table:style-name="ro1">
          <table:table-cell office:value-type="string" calcext:value-type="string">
            <text:p>Dpilnu</text:p>
          </table:table-cell>
          <table:table-cell office:value-type="float" office:value="-0.620994" calcext:value-type="float">
            <text:p>-0.620994</text:p>
          </table:table-cell>
          <table:table-cell office:value-type="float" office:value="0.993996" calcext:value-type="float">
            <text:p>0.993996</text:p>
          </table:table-cell>
        </table:table-row>
        <table:table-row table:style-name="ro1">
          <table:table-cell office:value-type="string" calcext:value-type="string">
            <text:p>D*pilnu</text:p>
          </table:table-cell>
          <table:table-cell office:value-type="float" office:value="-1.34325" calcext:value-type="float">
            <text:p>-1.34325</text:p>
          </table:table-cell>
          <table:table-cell office:value-type="float" office:value="0.970798" calcext:value-type="float">
            <text:p>0.970798</text:p>
          </table:table-cell>
        </table:table-row>
        <table:table-row table:style-name="ro1">
          <table:table-cell office:value-type="string" calcext:value-type="string">
            <text:p>D2Slnu</text:p>
          </table:table-cell>
          <table:table-cell office:value-type="float" office:value="-0.916625" calcext:value-type="float">
            <text:p>-0.916625</text:p>
          </table:table-cell>
          <table:table-cell office:value-type="float" office:value="0.988712" calcext:value-type="float">
            <text:p>0.988712</text:p>
          </table:table-cell>
        </table:table-row>
        <table:table-row table:style-name="ro1">
          <table:table-cell office:value-type="string" calcext:value-type="string">
            <text:p>D*2Slnu</text:p>
          </table:table-cell>
          <table:table-cell office:value-type="float" office:value="-0.0229968" calcext:value-type="float">
            <text:p>-0.0229968</text:p>
          </table:table-cell>
          <table:table-cell office:value-type="float" office:value="1.00001" calcext:value-type="float">
            <text:p>1.00001</text:p>
          </table:table-cell>
        </table:table-row>
        <table:table-row table:style-name="ro1">
          <table:table-cell office:value-type="string" calcext:value-type="string">
            <text:p>FakeElec</text:p>
          </table:table-cell>
          <table:table-cell office:value-type="float" office:value="-0.419048" calcext:value-type="float">
            <text:p>-0.419048</text:p>
          </table:table-cell>
          <table:table-cell office:value-type="float" office:value="0.35277" calcext:value-type="float">
            <text:p>0.35277</text:p>
          </table:table-cell>
        </table:table-row>
        <table:table-row table:style-name="ro1">
          <table:table-cell office:value-type="string" calcext:value-type="string">
            <text:p>EffElec</text:p>
          </table:table-cell>
          <table:table-cell office:value-type="float" office:value="0.737586" calcext:value-type="float">
            <text:p>0.737586</text:p>
          </table:table-cell>
          <table:table-cell office:value-type="float" office:value="0.859765" calcext:value-type="float">
            <text:p>0.859765</text:p>
          </table:table-cell>
        </table:table-row>
        <table:table-row table:style-name="ro1">
          <table:table-cell office:value-type="string" calcext:value-type="string">
            <text:p>FakeMuon</text:p>
          </table:table-cell>
          <table:table-cell office:value-type="float" office:value="-1.8943" calcext:value-type="float">
            <text:p>-1.8943</text:p>
          </table:table-cell>
          <table:table-cell office:value-type="float" office:value="0.945763" calcext:value-type="float">
            <text:p>0.945763</text:p>
          </table:table-cell>
        </table:table-row>
        <table:table-row table:style-name="ro1">
          <table:table-cell office:value-type="string" calcext:value-type="string">
            <text:p>EffMuon</text:p>
          </table:table-cell>
          <table:table-cell office:value-type="float" office:value="-1.21123" calcext:value-type="float">
            <text:p>-1.21123</text:p>
          </table:table-cell>
          <table:table-cell office:value-type="float" office:value="0.607657" calcext:value-type="float">
            <text:p>0.607657</text:p>
          </table:table-cell>
        </table:table-row>
        <table:table-row table:style-name="ro1">
          <table:table-cell office:value-type="string" calcext:value-type="string">
            <text:p>D_rho2</text:p>
          </table:table-cell>
          <table:table-cell office:value-type="float" office:value="0.155132" calcext:value-type="float">
            <text:p>0.155132</text:p>
          </table:table-cell>
          <table:table-cell office:value-type="float" office:value="0.99887" calcext:value-type="float">
            <text:p>0.99887</text:p>
          </table:table-cell>
        </table:table-row>
        <table:table-row table:style-name="ro1">
          <table:table-cell office:value-type="string" calcext:value-type="string">
            <text:p>D*_FF1</text:p>
          </table:table-cell>
          <table:table-cell office:value-type="float" office:value="0.0194475" calcext:value-type="float">
            <text:p>0.0194475</text:p>
          </table:table-cell>
          <table:table-cell office:value-type="float" office:value="0.999545" calcext:value-type="float">
            <text:p>0.999545</text:p>
          </table:table-cell>
        </table:table-row>
        <table:table-row table:style-name="ro1">
          <table:table-cell office:value-type="string" calcext:value-type="string">
            <text:p>D*_FF2</text:p>
          </table:table-cell>
          <table:table-cell office:value-type="float" office:value="-0.0117183" calcext:value-type="float">
            <text:p>-0.0117183</text:p>
          </table:table-cell>
          <table:table-cell office:value-type="float" office:value="0.999911" calcext:value-type="float">
            <text:p>0.999911</text:p>
          </table:table-cell>
        </table:table-row>
        <table:table-row table:style-name="ro1">
          <table:table-cell office:value-type="string" calcext:value-type="string">
            <text:p>D*_FF3</text:p>
          </table:table-cell>
          <table:table-cell office:value-type="float" office:value="0.0146592" calcext:value-type="float">
            <text:p>0.0146592</text:p>
          </table:table-cell>
          <table:table-cell office:value-type="float" office:value="0.99981" calcext:value-type="float">
            <text:p>0.99981</text:p>
          </table:table-cell>
        </table:table-row>
        <table:table-row table:style-name="ro1">
          <table:table-cell office:value-type="string" calcext:value-type="string">
            <text:p>D1_tau</text:p>
          </table:table-cell>
          <table:table-cell office:value-type="float" office:value="-0.0507482" calcext:value-type="float">
            <text:p>-0.0507482</text:p>
          </table:table-cell>
          <table:table-cell office:value-type="float" office:value="1.00048" calcext:value-type="float">
            <text:p>1.00048</text:p>
          </table:table-cell>
        </table:table-row>
        <table:table-row table:style-name="ro1">
          <table:table-cell office:value-type="string" calcext:value-type="string">
            <text:p>D1_eta</text:p>
          </table:table-cell>
          <table:table-cell office:value-type="float" office:value="-0.0444543" calcext:value-type="float">
            <text:p>-0.0444543</text:p>
          </table:table-cell>
          <table:table-cell office:value-type="float" office:value="1.00031" calcext:value-type="float">
            <text:p>1.00031</text:p>
          </table:table-cell>
        </table:table-row>
        <table:table-row table:style-name="ro1">
          <table:table-cell office:value-type="string" calcext:value-type="string">
            <text:p>D1_B12</text:p>
          </table:table-cell>
          <table:table-cell office:value-type="float" office:value="-0.00653855" calcext:value-type="float">
            <text:p>-0.00653855</text:p>
          </table:table-cell>
          <table:table-cell office:value-type="float" office:value="0.999617" calcext:value-type="float">
            <text:p>0.999617</text:p>
          </table:table-cell>
        </table:table-row>
        <table:table-row table:style-name="ro1">
          <table:table-cell office:value-type="string" calcext:value-type="string">
            <text:p>D1'_tau</text:p>
          </table:table-cell>
          <table:table-cell office:value-type="float" office:value="-0.672076" calcext:value-type="float">
            <text:p>-0.672076</text:p>
          </table:table-cell>
          <table:table-cell office:value-type="float" office:value="1.00518" calcext:value-type="float">
            <text:p>1.00518</text:p>
          </table:table-cell>
        </table:table-row>
        <table:table-row table:style-name="ro1">
          <table:table-cell office:value-type="string" calcext:value-type="string">
            <text:p>D1'_eta</text:p>
          </table:table-cell>
          <table:table-cell office:value-type="float" office:value="-0.522856" calcext:value-type="float">
            <text:p>-0.522856</text:p>
          </table:table-cell>
          <table:table-cell office:value-type="float" office:value="1.00957" calcext:value-type="float">
            <text:p>1.00957</text:p>
          </table:table-cell>
        </table:table-row>
        <table:table-row table:style-name="ro1">
          <table:table-cell office:value-type="string" calcext:value-type="string">
            <text:p>D1'_B12</text:p>
          </table:table-cell>
          <table:table-cell office:value-type="float" office:value="-0.185949" calcext:value-type="float">
            <text:p>-0.185949</text:p>
          </table:table-cell>
          <table:table-cell office:value-type="float" office:value="1.00276" calcext:value-type="float">
            <text:p>1.002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0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percentage-style style:name="N125">
      <number:number number:decimal-places="1" number:min-integer-digits="1"/>
      <number:text>%</number:text>
    </number:percentage-style>
    <number:number-style style:name="N126">
      <number:number number:decimal-places="1" number:min-integer-digits="1"/>
    </number:number-style>
    <number:percentage-style style:name="N127">
      <number:number number:decimal-places="3" number:min-integer-digits="1"/>
      <number:text>%</number:text>
    </number:percentage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3" number:min-integer-digits="1"/>
    </number:number-style>
    <number:percentage-style style:name="N134">
      <number:number number:decimal-places="4" number:min-integer-digits="1"/>
      <number:text>%</number:text>
    </number:percentage-style>
    <number:number-style style:name="N135">
      <number:text>+</number:text>
      <number:number number:decimal-places="2" number:min-integer-digits="1"/>
    </number:number-style>
    <number:number-style style:name="N136P0" style:volatile="true">
      <number:text>+</number:text>
      <number:number number:decimal-places="2" number:min-integer-digits="1"/>
    </number:number-style>
    <number:number-style style:name="N136">
      <number:text>-</number:text>
      <number:number number:decimal-places="2" number:min-integer-digits="1"/>
      <style:map style:condition="value()&gt;=0" style:apply-style-name="N136P0"/>
    </number:number-style>
    <number:number-style style:name="N137">
      <number:number number:decimal-places="9" number:min-integer-digits="1"/>
    </number:number-style>
    <number:number-style style:name="N138">
      <number:number number:decimal-places="11" number:min-integer-digits="1"/>
    </number:number-style>
    <number:number-style style:name="N139">
      <number:number number:decimal-places="12" number:min-integer-digits="1"/>
    </number:number-style>
    <number:number-style style:name="N140">
      <number:number number:decimal-places="13" number:min-integer-digits="1"/>
    </number:number-style>
    <number:number-style style:name="N141">
      <number:number number:decimal-places="14" number:min-integer-digits="1"/>
    </number:number-style>
    <number:number-style style:name="N142">
      <number:number number:decimal-places="15" number:min-integer-digits="1"/>
    </number:number-style>
    <number:number-style style:name="N143">
      <number:number number:decimal-places="16" number:min-integer-digits="1"/>
    </number:number-style>
    <number:number-style style:name="N144">
      <number:number number:decimal-places="17" number:min-integer-digits="1"/>
    </number:number-style>
    <number:number-style style:name="N145">
      <number:number number:decimal-places="18" number:min-integer-digits="1"/>
    </number:number-style>
    <number:number-style style:name="N146">
      <number:number number:decimal-places="19" number:min-integer-digits="1"/>
    </number:number-style>
    <number:number-style style:name="N147">
      <number:number number:decimal-places="20" number:min-integer-digits="1"/>
    </number:number-style>
    <number:number-style style:name="N148">
      <number:number number:decimal-places="10" number:min-integer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3:24:48.755000000</meta:creation-date>
    <dc:date>2016-04-19T10:42:06.272000000</dc:date>
    <meta:editing-duration>PT10H34M25S</meta:editing-duration>
    <meta:editing-cycles>8</meta:editing-cycles>
    <meta:generator>LibreOffice/4.4.7.2$Windows_x86 LibreOffice_project/f3153a8b245191196a4b6b9abd1d0da16eead600</meta:generator>
    <meta:document-statistic meta:table-count="2" meta:cell-count="347" meta:object-count="0"/>
  </office:meta>
</office:document-meta>
</file>